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26180"/>
    </style:style>
    <style:style style:name="P3" style:family="paragraph" style:parent-style-name="Standard" style:list-style-name="L1">
      <style:text-properties officeooo:rsid="00026180" officeooo:paragraph-rsid="00026180"/>
    </style:style>
    <style:style style:name="P4" style:family="paragraph" style:parent-style-name="Standard" style:list-style-name="L1">
      <style:text-properties fo:color="#ce181e"/>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0530ca" officeooo:paragraph-rsid="000530ca"/>
    </style:style>
    <style:style style:name="P7" style:family="paragraph" style:parent-style-name="Standard" style:list-style-name="L1" style:master-page-name="Standard">
      <style:paragraph-properties style:page-number="auto"/>
      <style:text-properties officeooo:rsid="00034a25" officeooo:paragraph-rsid="00034a25"/>
    </style:style>
    <style:style style:name="P8"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9"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10"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11"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0983563" text:style-name="L1">
        <text:list-item>
          <text:p text:style-name="P7">USEFUL LINKS</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
        </text:list-item>
        <text:list-item>
          <text:p text:style-name="P6">Setup OPENVPN</text:p>
          <text:list>
            <text:list-item>
              <text:p text:style-name="P6"/>
            </text:list-item>
          </text:list>
        </text:list-item>
        <text:list-item>
          <text:p text:style-name="P3">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text:soft-page-break/>Push files to gogs server:</text:p>
              <text:list>
                <text:list-item>
                  <text:p text:style-name="P1">$ git push origin &lt;BranchName&gt;</text:p>
                </text:list-item>
              </text:list>
            </text:list-item>
            <text:list-item>
              <text:p text:style-name="P1">Branching:</text:p>
              <text:list>
                <text:list-item>
                  <text:p text:style-name="P3">$git branch</text:p>
                </text:list-item>
                <text:list-item>
                  <text:p text:style-name="P2">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4">(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8">$ git checkout &lt;FILE&gt;</text:p>
                    </text:list-item>
                  </text:list>
                </text:list-item>
              </text:list>
            </text:list-item>
          </text:list>
        </text:list-item>
        <text:list-item>
          <text:p text:style-name="P9">Set up new SSH Key</text:p>
          <text:list>
            <text:list-item>
              <text:p text:style-name="P10">creating an new SSH Key</text:p>
              <text:list>
                <text:list-item>
                  <text:p text:style-name="P11"><text:span text:style-name="Source_20_Text">$ ssh-keygen -t rsa -b 4096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11"><text:span text:style-name="Source_20_Text">$ eval “$(ssh-agent -s)”</text:span></text:p>
                </text:list-item>
                <text:list-item>
                  <text:p text:style-name="P11"><text:span text:style-name="Source_20_Text">$ ssh-add ~/.ssh/id_rsa</text:span></text:p>
                </text:list-item>
                <text:list-item>
                  <text:p text:style-name="P10"><text:soft-page-break/>This creates a new ssh key that then needs to be copied and pasted into the key register for either gogs or github</text:p>
                </text:list-item>
              </text:list>
            </text:list-item>
            <text:list-item>
              <text:p text:style-name="P9">using xclip</text:p>
              <text:list>
                <text:list-item>
                  <text:p text:style-name="P9">$ sudo apt-get install xclip</text:p>
                </text:list-item>
                <text:list-item>
                  <text:p text:style-name="P9">$ xclip -o -sel clip &lt; ~/.ssh/id_rsa.pub (this copies the key to clipboard)</text:p>
                </text:list-item>
              </text:list>
            </text:list-item>
            <text:list-item>
              <text:p text:style-name="P9">if xclip doesnt work</text:p>
              <text:list>
                <text:list-item>
                  <text:p text:style-name="P9">$ cd ~/.ssh</text:p>
                </text:list-item>
                <text:list-item>
                  <text:p text:style-name="P9">$ sudo vi id_rsa.pub (this directly opens the ssa info to copy directl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2-15T18:29:57.962301390</dc:date>
    <meta:editing-cycles>4</meta:editing-cycles>
    <meta:editing-duration>PT31M16S</meta:editing-duration>
    <meta:generator>LibreOffice/6.0.7.3$Linux_X86_64 LibreOffice_project/00m0$Build-3</meta:generator>
    <meta:document-statistic meta:table-count="0" meta:image-count="0" meta:object-count="0" meta:page-count="3" meta:paragraph-count="55" meta:word-count="412" meta:character-count="2329" meta:non-whitespace-character-count="19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